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reate-target-array-in-the-given-order/" text:style-name="Internet_20_link" text:visited-style-name="Visited_20_Internet_20_Link"><text:span text:style-name="T1">1389. Create Target Array in the Given Order</text:span></text:a></text:p>
      <text:section text:style-name="Sect1" text:name="headlessui-popover-button-:r1o:">
        <text:p text:style-name="Standard"/>
      </text:section>
      <text:section text:style-name="Sect1" text:name="headlessui-popover-button-:rg:">
        <text:p text:style-name="Standard"/>
      </text:section>
      <text:p text:style-name="P5">Easy</text:p>
      <text:p text:style-name="P5">1.8K</text:p>
      <text:p text:style-name="P5">1.8K</text:p>
      <text:section text:style-name="Sect1" text:name="headlessui-popover-button-:rk:">
        <text:p text:style-name="Standard"/>
      </text:section>
      <text:section text:style-name="Sect1" text:name="headlessui-popover-button-:rm:">
        <text:p text:style-name="Standard"/>
      </text:section>
      <text:p text:style-name="P6">Companies</text:p>
      <text:p text:style-name="P7"><text:span text:style-name="T1">Given two arrays of integers </text:span><text:span text:style-name="Source_20_Text"><text:span text:style-name="T2">nums</text:span></text:span><text:span text:style-name="T1"> and </text:span><text:span text:style-name="Source_20_Text"><text:span text:style-name="T2">index</text:span></text:span><text:span text:style-name="T1">. Your task is to create </text:span><text:span text:style-name="Emphasis"><text:span text:style-name="T1">target</text:span></text:span><text:span text:style-name="T1"> array under the following rules:</text:span></text:p>
      <text:list xml:id="list2243330210" text:style-name="L1">
        <text:list-item>
          <text:p text:style-name="P8"><text:span text:style-name="T1">Initially </text:span><text:span text:style-name="Emphasis"><text:span text:style-name="T1">target</text:span></text:span><text:span text:style-name="T1"> array is empty.</text:span></text:p>
        </text:list-item>
        <text:list-item>
          <text:p text:style-name="P8"><text:span text:style-name="T1">From left to right read nums[i] and index[i], insert at index </text:span><text:span text:style-name="Source_20_Text"><text:span text:style-name="T2">index[i]</text:span></text:span><text:span text:style-name="T1"> the value </text:span><text:span text:style-name="Source_20_Text"><text:span text:style-name="T2">nums[i]</text:span></text:span><text:span text:style-name="T1"> in </text:span><text:span text:style-name="Emphasis"><text:span text:style-name="T1">target</text:span></text:span><text:span text:style-name="T1"> array.</text:span></text:p>
        </text:list-item>
        <text:list-item>
          <text:p text:style-name="P9"><text:span text:style-name="T1">Repeat the previous step until there are no elements to read in </text:span><text:span text:style-name="Source_20_Text"><text:span text:style-name="T2">nums</text:span></text:span><text:span text:style-name="T1"> and </text:span><text:span text:style-name="Source_20_Text"><text:span text:style-name="T2">index.</text:span></text:span></text:p>
        </text:list-item>
      </text:list>
      <text:p text:style-name="P7"><text:span text:style-name="T1">Return the </text:span><text:span text:style-name="Emphasis"><text:span text:style-name="T1">target</text:span></text:span><text:span text:style-name="T1"> array.</text:span></text:p>
      <text:p text:style-name="P10">It is guaranteed that the insertion operations will be valid.</text:p>
      <text:p text:style-name="P10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0,1,2,3,4], index = [0,1,2,2,1]</text:span></text:p>
      <text:p text:style-name="P3"><text:span text:style-name="Strong_20_Emphasis"><text:span text:style-name="T1">Output:</text:span></text:span><text:span text:style-name="T1"> [0,4,1,3,2]</text:span></text:p>
      <text:p text:style-name="P3"><text:span text:style-name="Strong_20_Emphasis"><text:span text:style-name="T1">Explanation:</text:span></text:span></text:p>
      <text:p text:style-name="P2">nums <text:s text:c="6"/>index <text:s text:c="4"/>target</text:p>
      <text:p text:style-name="P2">0 <text:s text:c="11"/>0 <text:s text:c="7"/>[0]</text:p>
      <text:p text:style-name="P2">1 <text:s text:c="11"/>1 <text:s text:c="7"/>[0,1]</text:p>
      <text:p text:style-name="P2">2 <text:s text:c="11"/>2 <text:s text:c="7"/>[0,1,2]</text:p>
      <text:p text:style-name="P2">3 <text:s text:c="11"/>2 <text:s text:c="7"/>[0,1,3,2]</text:p>
      <text:p text:style-name="P1">4 <text:s text:c="11"/>1 <text:s text:c="7"/>[0,4,1,3,2]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2,3,4,0], index = [0,1,2,3,0]</text:span></text:p>
      <text:p text:style-name="P3"><text:span text:style-name="Strong_20_Emphasis"><text:span text:style-name="T1">Output:</text:span></text:span><text:span text:style-name="T1"> [0,1,2,3,4]</text:span></text:p>
      <text:p text:style-name="P3"><text:span text:style-name="Strong_20_Emphasis"><text:span text:style-name="T1">Explanation:</text:span></text:span></text:p>
      <text:p text:style-name="P2">nums <text:s text:c="6"/>index <text:s text:c="4"/>target</text:p>
      <text:p text:style-name="P2">1 <text:s text:c="11"/>0 <text:s text:c="7"/>[1]</text:p>
      <text:p text:style-name="P2">2 <text:s text:c="11"/>1 <text:s text:c="7"/>[1,2]</text:p>
      <text:p text:style-name="P2">3 <text:s text:c="11"/>2 <text:s text:c="7"/>[1,2,3]</text:p>
      <text:p text:style-name="P2">4 <text:s text:c="11"/>3 <text:s text:c="7"/>[1,2,3,4]</text:p>
      <text:p text:style-name="P1">0 <text:s text:c="11"/>0 <text:s text:c="7"/>[0,1,2,3,4]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nums = [1], index = [0]</text:span></text:p>
      <text:p text:style-name="P4"><text:span text:style-name="Strong_20_Emphasis"><text:span text:style-name="T1">Output:</text:span></text:span><text:span text:style-name="T1"> [1]</text:span></text:p>
      <text:p text:style-name="P10"><text:soft-page-break/> </text:p>
      <text:p text:style-name="P7"><text:span text:style-name="Strong_20_Emphasis"><text:span text:style-name="T1">Constraints:</text:span></text:span></text:p>
      <text:list xml:id="list3074089090" text:style-name="L2">
        <text:list-item>
          <text:p text:style-name="P11"><text:span text:style-name="Source_20_Text"><text:span text:style-name="T2">1 &lt;= nums.length, index.length &lt;= 100</text:span></text:span></text:p>
        </text:list-item>
        <text:list-item>
          <text:p text:style-name="P11"><text:span text:style-name="Source_20_Text"><text:span text:style-name="T2">nums.length == index.length</text:span></text:span></text:p>
        </text:list-item>
        <text:list-item>
          <text:p text:style-name="P11"><text:span text:style-name="Source_20_Text"><text:span text:style-name="T2">0 &lt;= nums[i] &lt;= 100</text:span></text:span></text:p>
        </text:list-item>
        <text:list-item>
          <text:p text:style-name="P12"><text:span text:style-name="Source_20_Text"><text:span text:style-name="T2">0 &lt;= index[i] &lt;= i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22:53:28.883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1" meta:word-count="181" meta:character-count="1164" meta:non-whitespace-character-count="827"/>
  </office:meta>
</office:document-meta>
</file>